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d33e"/>
    </style:style>
    <style:style style:name="P2" style:family="paragraph" style:parent-style-name="Standard">
      <style:text-properties officeooo:paragraph-rsid="001c785a"/>
    </style:style>
    <style:style style:name="P3" style:family="paragraph" style:parent-style-name="Standard">
      <style:text-properties fo:font-weight="bold" officeooo:paragraph-rsid="001c785a" style:font-weight-asian="bold" style:font-weight-complex="bold"/>
    </style:style>
    <style:style style:name="P4" style:family="paragraph" style:parent-style-name="Standard">
      <style:text-properties fo:font-weight="bold" officeooo:paragraph-rsid="001bd33e" style:font-weight-asian="bold" style:font-weight-complex="bold"/>
    </style:style>
    <style:style style:name="P5" style:family="paragraph" style:parent-style-name="Standard">
      <style:text-properties fo:font-weight="bold" officeooo:paragraph-rsid="001e0fe6" style:font-weight-asian="bold" style:font-weight-complex="bold"/>
    </style:style>
    <style:style style:name="P6" style:family="paragraph" style:parent-style-name="Standard">
      <style:text-properties fo:font-weight="bold" officeooo:paragraph-rsid="001f4bd0" style:font-weight-asian="bold" style:font-weight-complex="bold"/>
    </style:style>
    <style:style style:name="P7" style:family="paragraph" style:parent-style-name="Standard">
      <style:text-properties fo:font-weight="bold" officeooo:paragraph-rsid="00239e69" style:font-weight-asian="bold" style:font-weight-complex="bold"/>
    </style:style>
    <style:style style:name="P8" style:family="paragraph" style:parent-style-name="Standard">
      <style:text-properties fo:font-weight="bold" officeooo:paragraph-rsid="00248564" style:font-weight-asian="bold" style:font-weight-complex="bold"/>
    </style:style>
    <style:style style:name="P9" style:family="paragraph" style:parent-style-name="Standard">
      <style:text-properties fo:font-weight="bold" officeooo:paragraph-rsid="0022d4e8" style:font-weight-asian="bold" style:font-weight-complex="bold"/>
    </style:style>
    <style:style style:name="P10" style:family="paragraph" style:parent-style-name="Standard">
      <style:text-properties fo:font-weight="bold" officeooo:rsid="00248564" officeooo:paragraph-rsid="00248564" style:font-weight-asian="bold" style:font-weight-complex="bold"/>
    </style:style>
    <style:style style:name="P11" style:family="paragraph" style:parent-style-name="Standard">
      <style:text-properties fo:font-weight="bold" officeooo:paragraph-rsid="0025ed8b" style:font-weight-asian="bold" style:font-weight-complex="bold"/>
    </style:style>
    <style:style style:name="P12" style:family="paragraph" style:parent-style-name="Standard">
      <style:text-properties fo:font-weight="bold" officeooo:rsid="0025ed8b" officeooo:paragraph-rsid="0025ed8b" style:font-weight-asian="bold" style:font-weight-complex="bold"/>
    </style:style>
    <style:style style:name="P13" style:family="paragraph" style:parent-style-name="Standard">
      <style:text-properties fo:font-weight="bold" officeooo:paragraph-rsid="0027bd11" style:font-weight-asian="bold" style:font-weight-complex="bold"/>
    </style:style>
    <style:style style:name="P14" style:family="paragraph" style:parent-style-name="Standard">
      <style:text-properties fo:font-weight="bold" officeooo:paragraph-rsid="002a4946" style:font-weight-asian="bold" style:font-weight-complex="bold"/>
    </style:style>
    <style:style style:name="P15" style:family="paragraph" style:parent-style-name="Standard">
      <style:text-properties fo:font-weight="bold" officeooo:rsid="001bd33e" officeooo:paragraph-rsid="001bd33e" style:font-weight-asian="bold" style:font-weight-complex="bold"/>
    </style:style>
    <style:style style:name="P16" style:family="paragraph" style:parent-style-name="Standard">
      <style:text-properties fo:font-weight="bold" officeooo:rsid="001e0fe6" officeooo:paragraph-rsid="001e0fe6" style:font-weight-asian="bold" style:font-weight-complex="bold"/>
    </style:style>
    <style:style style:name="P17" style:family="paragraph" style:parent-style-name="Standard">
      <style:text-properties fo:font-weight="bold" officeooo:rsid="001f4bd0" officeooo:paragraph-rsid="001f4bd0" style:font-weight-asian="bold" style:font-weight-complex="bold"/>
    </style:style>
    <style:style style:name="P18" style:family="paragraph" style:parent-style-name="Standard">
      <style:text-properties fo:font-weight="bold" officeooo:rsid="00239e69" officeooo:paragraph-rsid="00239e69" style:font-weight-asian="bold" style:font-weight-complex="bold"/>
    </style:style>
    <style:style style:name="P19" style:family="paragraph" style:parent-style-name="Standard">
      <style:text-properties fo:font-weight="bold" officeooo:rsid="0022d4e8" officeooo:paragraph-rsid="00248564" style:font-weight-asian="bold" style:font-weight-complex="bold"/>
    </style:style>
    <style:style style:name="P20" style:family="paragraph" style:parent-style-name="Standard">
      <style:text-properties fo:font-weight="bold" officeooo:rsid="0027bd11" officeooo:paragraph-rsid="001bd33e" style:font-weight-asian="bold" style:font-weight-complex="bold"/>
    </style:style>
    <style:style style:name="P21" style:family="paragraph" style:parent-style-name="Standard">
      <style:text-properties officeooo:paragraph-rsid="001e0fe6"/>
    </style:style>
    <style:style style:name="P22" style:family="paragraph" style:parent-style-name="Standard">
      <style:text-properties officeooo:paragraph-rsid="00248564"/>
    </style:style>
    <style:style style:name="P23" style:family="paragraph" style:parent-style-name="Standard">
      <style:text-properties officeooo:rsid="00248564" officeooo:paragraph-rsid="00248564"/>
    </style:style>
    <style:style style:name="P24" style:family="paragraph" style:parent-style-name="Standard">
      <style:text-properties officeooo:rsid="00248564" officeooo:paragraph-rsid="001c785a"/>
    </style:style>
    <style:style style:name="P25" style:family="paragraph" style:parent-style-name="Standard">
      <style:text-properties fo:font-style="italic" officeooo:rsid="00248564" officeooo:paragraph-rsid="00248564" style:font-style-asian="italic" style:font-style-complex="italic"/>
    </style:style>
    <style:style style:name="P26" style:family="paragraph" style:parent-style-name="Standard">
      <style:text-properties fo:font-style="italic" officeooo:rsid="00248564" officeooo:paragraph-rsid="0024cbc7" style:font-style-asian="italic" style:font-style-complex="italic"/>
    </style:style>
    <style:style style:name="P27" style:family="paragraph" style:parent-style-name="Standard">
      <style:text-properties fo:font-style="italic" officeooo:rsid="00248564" officeooo:paragraph-rsid="0024fa77" style:font-style-asian="italic" style:font-style-complex="italic"/>
    </style:style>
    <style:style style:name="P28" style:family="paragraph" style:parent-style-name="Standard">
      <style:text-properties fo:font-style="italic" officeooo:rsid="00248564" officeooo:paragraph-rsid="0025ed8b" style:font-style-asian="italic" style:font-style-complex="italic"/>
    </style:style>
    <style:style style:name="P29" style:family="paragraph" style:parent-style-name="Standard">
      <style:text-properties fo:font-style="italic" officeooo:rsid="00248564" officeooo:paragraph-rsid="0027bd11" style:font-style-asian="italic" style:font-style-complex="italic"/>
    </style:style>
    <style:style style:name="P30" style:family="paragraph" style:parent-style-name="Standard">
      <style:text-properties fo:font-style="italic" officeooo:rsid="00248564" officeooo:paragraph-rsid="0029a4c4" style:font-style-asian="italic" style:font-style-complex="italic"/>
    </style:style>
    <style:style style:name="P31" style:family="paragraph" style:parent-style-name="Standard">
      <style:text-properties fo:font-style="italic" officeooo:rsid="00248564" officeooo:paragraph-rsid="002a4946" style:font-style-asian="italic" style:font-style-complex="italic"/>
    </style:style>
    <style:style style:name="P32" style:family="paragraph" style:parent-style-name="Standard">
      <style:text-properties officeooo:rsid="0024cbc7" officeooo:paragraph-rsid="0024cbc7"/>
    </style:style>
    <style:style style:name="P33" style:family="paragraph" style:parent-style-name="Standard">
      <style:text-properties officeooo:paragraph-rsid="0024cbc7"/>
    </style:style>
    <style:style style:name="P34" style:family="paragraph" style:parent-style-name="Standard">
      <style:text-properties officeooo:rsid="0024fa77" officeooo:paragraph-rsid="0024fa77"/>
    </style:style>
    <style:style style:name="P35" style:family="paragraph" style:parent-style-name="Standard">
      <style:text-properties officeooo:paragraph-rsid="0024fa77"/>
    </style:style>
    <style:style style:name="P36" style:family="paragraph" style:parent-style-name="Standard">
      <style:text-properties officeooo:paragraph-rsid="0025ed8b"/>
    </style:style>
    <style:style style:name="P37" style:family="paragraph" style:parent-style-name="Standard">
      <style:text-properties officeooo:rsid="0025ed8b" officeooo:paragraph-rsid="0025ed8b"/>
    </style:style>
    <style:style style:name="P38" style:family="paragraph" style:parent-style-name="Standard">
      <style:text-properties officeooo:rsid="0025ed8b" officeooo:paragraph-rsid="0027bd11"/>
    </style:style>
    <style:style style:name="P39" style:family="paragraph" style:parent-style-name="Standard">
      <style:text-properties officeooo:rsid="0025ed8b" officeooo:paragraph-rsid="0029a4c4"/>
    </style:style>
    <style:style style:name="P40" style:family="paragraph" style:parent-style-name="Standard">
      <style:text-properties officeooo:rsid="0025ed8b" officeooo:paragraph-rsid="002a4946"/>
    </style:style>
    <style:style style:name="P41" style:family="paragraph" style:parent-style-name="Standard">
      <style:text-properties officeooo:paragraph-rsid="0027bd11"/>
    </style:style>
    <style:style style:name="P42" style:family="paragraph" style:parent-style-name="Standard">
      <style:text-properties officeooo:rsid="0027bd11" officeooo:paragraph-rsid="0027bd11"/>
    </style:style>
    <style:style style:name="P43" style:family="paragraph" style:parent-style-name="Standard">
      <style:text-properties officeooo:rsid="0029a4c4" officeooo:paragraph-rsid="0029a4c4"/>
    </style:style>
    <style:style style:name="P44" style:family="paragraph" style:parent-style-name="Standard">
      <style:text-properties officeooo:rsid="002a4946" officeooo:paragraph-rsid="002a4946"/>
    </style:style>
    <style:style style:name="P45" style:family="paragraph" style:parent-style-name="Standard">
      <style:text-properties fo:font-style="normal" fo:font-weight="bold" officeooo:rsid="002a4946" officeooo:paragraph-rsid="002a4946" style:font-style-asian="normal" style:font-weight-asian="bold" style:font-style-complex="normal" style:font-weight-complex="bold"/>
    </style:style>
    <style:style style:name="P46" style:family="paragraph" style:parent-style-name="Standard">
      <style:text-properties officeooo:rsid="001bd33e" officeooo:paragraph-rsid="001bd33e"/>
    </style:style>
    <style:style style:name="P47" style:family="paragraph" style:parent-style-name="Standard">
      <style:text-properties officeooo:rsid="001c785a" officeooo:paragraph-rsid="001c785a"/>
    </style:style>
    <style:style style:name="P48" style:family="paragraph" style:parent-style-name="Standard">
      <style:text-properties officeooo:rsid="001e0fe6" officeooo:paragraph-rsid="001e0fe6"/>
    </style:style>
    <style:style style:name="P49" style:family="paragraph" style:parent-style-name="Standard">
      <style:text-properties officeooo:rsid="0022d4e8" officeooo:paragraph-rsid="0022d4e8"/>
    </style:style>
    <style:style style:name="P5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c785a"/>
    </style:style>
    <style:style style:name="P5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italic" officeooo:rsid="00248564" officeooo:paragraph-rsid="00248564" style:font-style-asian="italic" style:font-style-complex="italic"/>
    </style:style>
    <style:style style:name="P5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48564"/>
    </style:style>
    <style:style style:name="P5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4cbc7"/>
    </style:style>
    <style:style style:name="P5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4fa77"/>
    </style:style>
    <style:style style:name="P5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5ed8b"/>
    </style:style>
    <style:style style:name="P5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7bd11"/>
    </style:style>
    <style:style style:name="P5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9a4c4"/>
    </style:style>
    <style:style style:name="P5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a4946"/>
    </style:style>
    <style:style style:name="P5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italic" officeooo:rsid="002bac20" officeooo:paragraph-rsid="002bac20" style:font-style-asian="italic" style:font-style-complex="italic"/>
    </style:style>
    <style:style style:name="P6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italic" officeooo:rsid="002db7b7" officeooo:paragraph-rsid="002db7b7" style:font-style-asian="italic" style:font-style-complex="italic"/>
    </style:style>
    <style:style style:name="P6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bac20" officeooo:paragraph-rsid="002bac20"/>
    </style:style>
    <style:style style:name="P6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bac20"/>
    </style:style>
    <style:style style:name="P6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5ed8b"/>
    </style:style>
    <style:style style:name="P6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bac20" officeooo:paragraph-rsid="002bac20" style:font-weight-asian="bold" style:font-weight-complex="bold"/>
    </style:style>
    <style:style style:name="P6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dcb17" officeooo:paragraph-rsid="002dcb17" style:font-weight-asian="bold" style:font-weight-complex="bold"/>
    </style:style>
    <style:style style:name="P6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356fc9" officeooo:paragraph-rsid="00356fc9" style:font-weight-asian="bold" style:font-weight-complex="bold"/>
    </style:style>
    <style:style style:name="P6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3a707a" officeooo:paragraph-rsid="003a707a" style:font-weight-asian="bold" style:font-weight-complex="bold"/>
    </style:style>
    <style:style style:name="P6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454b4a" officeooo:paragraph-rsid="00454b4a" style:font-weight-asian="bold" style:font-weight-complex="bold"/>
    </style:style>
    <style:style style:name="P6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d9b8e" officeooo:paragraph-rsid="002d9b8e"/>
    </style:style>
    <style:style style:name="P7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db7b7" officeooo:paragraph-rsid="002db7b7"/>
    </style:style>
    <style:style style:name="P7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dcb17" officeooo:paragraph-rsid="002dcb17"/>
    </style:style>
    <style:style style:name="P7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f10b0" officeooo:paragraph-rsid="002f10b0"/>
    </style:style>
    <style:style style:name="P7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f8f03" officeooo:paragraph-rsid="002f8f03"/>
    </style:style>
    <style:style style:name="P7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15b03" officeooo:paragraph-rsid="00315b03"/>
    </style:style>
    <style:style style:name="P7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1ce0b" officeooo:paragraph-rsid="0031ce0b"/>
    </style:style>
    <style:style style:name="P7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262bb" officeooo:paragraph-rsid="003262bb"/>
    </style:style>
    <style:style style:name="P7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43bf6" officeooo:paragraph-rsid="00343bf6"/>
    </style:style>
    <style:style style:name="P7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56fc9" officeooo:paragraph-rsid="00356fc9"/>
    </style:style>
    <style:style style:name="P7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761bb" officeooo:paragraph-rsid="003761bb"/>
    </style:style>
    <style:style style:name="P8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87453" officeooo:paragraph-rsid="00387453"/>
    </style:style>
    <style:style style:name="P8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a707a" officeooo:paragraph-rsid="003a707a"/>
    </style:style>
    <style:style style:name="P8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bf578" officeooo:paragraph-rsid="003bf578"/>
    </style:style>
    <style:style style:name="P8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cda76" officeooo:paragraph-rsid="003cda76"/>
    </style:style>
    <style:style style:name="P8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db264" officeooo:paragraph-rsid="003db264"/>
    </style:style>
    <style:style style:name="P8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e0431" officeooo:paragraph-rsid="003e0431"/>
    </style:style>
    <style:style style:name="P8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ec76b" officeooo:paragraph-rsid="003ec76b"/>
    </style:style>
    <style:style style:name="P8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fcfaa" officeooo:paragraph-rsid="003fcfaa"/>
    </style:style>
    <style:style style:name="P8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41b461" officeooo:paragraph-rsid="0041b461"/>
    </style:style>
    <style:style style:name="P8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41e33c" officeooo:paragraph-rsid="0041e33c"/>
    </style:style>
    <style:style style:name="P9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43978c" officeooo:paragraph-rsid="0043978c"/>
    </style:style>
    <style:style style:name="P9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43f05b" officeooo:paragraph-rsid="0043f05b"/>
    </style:style>
    <style:style style:name="P9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454b4a" officeooo:paragraph-rsid="00454b4a"/>
    </style:style>
    <style:style style:name="T1" style:family="text">
      <style:text-properties officeooo:rsid="001bd33e"/>
    </style:style>
    <style:style style:name="T2" style:family="text">
      <style:text-properties officeooo:rsid="001c785a"/>
    </style:style>
    <style:style style:name="T3" style:family="text">
      <style:text-properties officeooo:rsid="001e0fe6"/>
    </style:style>
    <style:style style:name="T4" style:family="text">
      <style:text-properties officeooo:rsid="001f4bd0"/>
    </style:style>
    <style:style style:name="T5" style:family="text">
      <style:text-properties officeooo:rsid="00239e69"/>
    </style:style>
    <style:style style:name="T6" style:family="text">
      <style:text-properties officeooo:rsid="00248564"/>
    </style:style>
    <style:style style:name="T7" style:family="text">
      <style:text-properties officeooo:rsid="0024fa77"/>
    </style:style>
    <style:style style:name="T8" style:family="text">
      <style:text-properties officeooo:rsid="0025ed8b"/>
    </style:style>
    <style:style style:name="T9" style:family="text">
      <style:text-properties officeooo:rsid="0027bd11"/>
    </style:style>
    <style:style style:name="T10" style:family="text">
      <style:text-properties officeooo:rsid="0029a4c4"/>
    </style:style>
    <style:style style:name="T11" style:family="text">
      <style:text-properties officeooo:rsid="002a4946"/>
    </style:style>
    <style:style style:name="T1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Вопрос №1.</text:p>
      <text:p text:style-name="P4"><text:span text:style-name="T1">С</text:span>кажи себе что ты молодец что ты за это взялся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59">Йа молодэс</text:p>
      <text:p text:style-name="P51"/>
      <text:p text:style-name="P51"/>
      <text:p text:style-name="P51"/>
      <text:p text:style-name="P22"/>
      <text:p text:style-name="P46">Вопрос №2.</text:p>
      <text:p text:style-name="P4"><text:span text:style-name="T1">Шагом какого конвеера </text:span>оно является. </text:p>
      <text:p text:style-name="P15">Где начало и конец этого конвеера.</text:p>
      <text:p text:style-name="P15">На какой примерно позиции оно этого конвеера находится этот шаг.</text:p>
      <text:p text:style-name="P4">Т.е. посмотри на это как на функцию. </text:p>
      <text:p text:style-name="P4">И скажи:</text:p>
      <text:p text:style-name="P4">- <text:span text:style-name="T1">какие концепты </text:span>в <text:span text:style-name="T1">эту функцию входят </text:span>(в пространстве-времени)</text:p>
      <text:p text:style-name="P15">- какие концепты из неё выходят</text:p>
      <text:p text:style-name="P4">- какого топлива <text:span text:style-name="T1">эта функция требует</text:span></text:p>
      <text:p text:style-name="P4">- <text:span text:style-name="T1">каких </text:span>расходников <text:span text:style-name="T1">эта функция </text:span>требует.</text:p>
      <text:p text:style-name="P1">Т.е. восприми эту вещь как клей, связывающий то что “на входе” <text:span text:style-name="T1">с тем что “</text:span>на выходе”.</text:p>
      <text:p text:style-name="P1"><text:span text:style-name="T1">Т.е. посмотри то что “на входе” (А) и то что “на выходе” (Б) как разные шаги траектории “от А до Б”, а эту функцию увидь как функцию перемещения, и спроси “ЧТО перемещается от А до Б” (</text:span>может общая черта и т.п.)</text:p>
      <text:p text:style-name="P1">Математически, если эта “функция” (шаг <text:span text:style-name="T1">конвеера</text:span>) имеет несколько <text:span text:style-name="T1">возможных концептов “на входе” и </text:span>несколько <text:span text:style-name="T1">возможных вариантов “на выходе” </text:span>(исходов, <text:span text:style-name="T1">как в ситуации с несколькими возможными исходами</text:span>) – то её надо “параметрайзить” – <text:span text:style-name="T1">т.е. </text:span>выбрать систему координат, <text:span text:style-name="T1">с точки зрения которой у неё будет только один </text:span>вход и один выход <text:span text:style-name="T1">(пример – круг, который если описать через х^2 + y^2 = 1 то это функцие не будет, потому что квадрат – у каждого х и у - два исхода, “верх” и “низ” круга, а если описать через x = Rcos(alpha), y = Rsin(alpha) то у каждой комбинации R и alpha всего один исход (точка на круге)</text:span>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"/>
      <text:p text:style-name="P61">Визуализация желаемого. Хз</text:p>
      <text:p text:style-name="P61">получение ответов от подсознания</text:p>
      <text:p text:style-name="P61">вытаскивание на ружу глубоких связей не собраных в майндмапы</text:p>
      <text:p text:style-name="P61">дополнение майндмапам короч</text:p>
      <text:p text:style-name="P61">психоз</text:p>
      <text:p text:style-name="P61">я не знаю. Меня задрало уже эти буквы перебирать на компе который даже файл открыть не может</text:p>
      <text:p text:style-name="P61">были бы бабки начал бы компами барыжить. Но кого я обманываю я ничего не продам что куплю</text:p>
      <text:p text:style-name="P61">так. Короче. </text:p>
      <text:p text:style-name="P61">Я не знаю что делать.</text:p>
      <text:p text:style-name="P61">У меня перерыв в мозгах. От фазы.</text:p>
      <text:p text:style-name="P61">Насилуй сколько хочешь но я не схаваю новой инфы.</text:p>
      <text:p text:style-name="P61">Я неделю слушал о ней 24/7. всё подряд.</text:p>
      <text:p text:style-name="P61">Щас я просто хочу навести порядок</text:p>
      <text:p text:style-name="P61"/>
      <text:p text:style-name="P61">дык я навожу</text:p>
      <text:p text:style-name="P61"/>
      <text:p text:style-name="P61">это не порядок а список.</text:p>
      <text:p text:style-name="P61"/>
      <text:p text:style-name="P61">А ты хотел?</text:p>
      <text:p text:style-name="P61"/>
      <text:p text:style-name="P61">А я хочу майндмап</text:p>
      <text:p text:style-name="P61"/>
      <text:p text:style-name="P61">компа нету</text:p>
      <text:p text:style-name="P61"/>
      <text:p text:style-name="P61">я понял. Будет – закончишь.</text:p>
      <text:p text:style-name="P61"/>
      <text:p text:style-name="P23"/>
      <text:p text:style-name="P2"/>
      <text:p text:style-name="P47">Вопрос №3.</text:p>
      <text:p text:style-name="P3"><text:span text:style-name="T2">О</text:span>бщие черты чего оно модифицирует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4"/>
      <text:p text:style-name="P61">хз.</text:p>
      <text:p text:style-name="P61">мир вокруг.</text:p>
      <text:p text:style-name="P61">Учит на него накладывать данные из мозгов.</text:p>
      <text:p text:style-name="P61">Что кстати называют шизофренией.</text:p>
      <text:p text:style-name="P61">Когда в двояких ощущениях ты положишься на свои мозги тебя назовут психом</text:p>
      <text:p text:style-name="P61">хотя я психологию не учил, не знаю</text:p>
      <text:p text:style-name="P61">короче</text:p>
      <text:p text:style-name="P50"/>
      <text:p text:style-name="P50"/>
      <text:p text:style-name="P50"/>
      <text:p text:style-name="P2"/>
      <text:p text:style-name="P47">Вопрос №4.</text:p>
      <text:p text:style-name="P3">ЧТО я вижу по этому поводу в своей фазе <text:span text:style-name="T2">(осоззнанном сне).</text:span></text:p>
      <text:p text:style-name="P2">Пойти в фазу <text:span text:style-name="T2">(осознанный сон) </text:span>и посмотреть:</text:p>
      <text:p text:style-name="P2">а) автоматизированное решение этого повторения</text:p>
      <text:p text:style-name="P2">- общая картина</text:p>
      <text:p text:style-name="P2">- вид под микроскопом</text:p>
      <text:p text:style-name="P2">- круг приемуществ</text:p>
      <text:p text:style-name="P2">- майндмапы этого</text:p>
      <text:p text:style-name="P2">- "куда идти"</text:p>
      <text:p text:style-name="P2">- "конечный пункт"</text:p>
      <text:p text:style-name="P2">- "как идти с точки зрения того, что есть сегодня, самым коротким путём к тому что я там вижу"</text:p>
      <text:p text:style-name="P2">- средства защиты от подделки</text:p>
      <text:p text:style-name="P2">- характеристики (измеримые параметры, по которым и без всей мешуры понятно, что вещь выгодна)</text:p>
      <text:p text:style-name="P2">- из каких материалов оно сделано (желательео чтоб было серебро-золото)</text:p>
      <text:p text:style-name="P2">б) максимизация прибыли (как с этого повторения, так и с его решения)</text:p>
      <text:p text:style-name="P2">не уверен пока что стоит так с размаху максимизировать прибыль того что ещё не понял, но можно глянуть.Т.е. Попроси в фазе свой мозг составить весь <text:span text:style-name="T2">этот </text:span>вопросник со всеми ответвлениями.</text:p>
      <text:p text:style-name="P2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1">Огоспади 10 лет опыта. Достаточно.</text:p>
      <text:p text:style-name="P61">20 лет если…</text:p>
      <text:p text:style-name="P61">30 лет если считать детство (вся моя эпилепсия, пауки и т.п.)</text:p>
      <text:p text:style-name="P61">дохрена всего</text:p>
      <text:p text:style-name="P61">я не могу это всё вот так взять и перелопатить на основании каких-то недоделанных курсов.</text:p>
      <text:p text:style-name="P61">Это мой опыт. Моя жизнь</text:p>
      <text:p text:style-name="P61">помогает ещё параллельность мыслей развивать.</text:p>
      <text:p text:style-name="P52"/>
      <text:p text:style-name="P52"/>
      <text:p text:style-name="P23"/>
      <text:p text:style-name="P23"/>
      <text:p text:style-name="P48">Вопрос №5.</text:p>
      <text:p text:style-name="P5">Что бы ты сделал в рамках этой вещи такого, что если б появилась возможность сделать снова – ты сделал бы то же самое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1">оу.</text:p>
      <text:p text:style-name="P61">гиперреалистичные полёты наверно.</text:p>
      <text:p text:style-name="P61">Над моими чудесными местами.</text:p>
      <text:p text:style-name="P61"/>
      <text:p text:style-name="P61">:)</text:p>
      <text:p text:style-name="P61">вот видишь. Бояться нечего. Иди.</text:p>
      <text:p text:style-name="P52"/>
      <text:p text:style-name="P52"/>
      <text:p text:style-name="P52"/>
      <text:p text:style-name="P1"/>
      <text:p text:style-name="P48">Вопрос №6.</text:p>
      <text:p text:style-name="P5">Что я колдую? </text:p>
      <text:p text:style-name="P16">Что притягивается в мою жизнь, когда я имею эту проблему?</text:p>
      <text:p text:style-name="P1">Моя гипотеза, <text:span text:style-name="T3">которая может показать, </text:span>почему этот вопрос важен.</text:p>
      <text:p text:style-name="P25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1">Техники</text:p>
      <text:p text:style-name="P61">понимание что это</text:p>
      <text:p text:style-name="P61">порядок действий</text:p>
      <text:p text:style-name="P61">понимание</text:p>
      <text:p text:style-name="P64">уважение мамы</text:p>
      <text:p text:style-name="P64">что я справился с эпилепсией</text:p>
      <text:p text:style-name="P64">что если я мозгами туда попаду я буду знать что делать.</text:p>
      <text:p text:style-name="P62"/>
      <text:p text:style-name="P61">Оукей…. Выдели жирным.</text:p>
      <text:p text:style-name="P21"/>
      <text:p text:style-name="P48">Вопрос №7.</text:p>
      <text:p text:style-name="P5">Что ты можешь сейчас сделать чтоб сделать себе хорошо?</text:p>
      <text:p text:style-name="P1"><text:span text:style-name="T3">Этот вопрос важен, потому что </text:span>многие вещи <text:span text:style-name="T3">часто </text:span>являются психосоматикой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1">Посрать</text:p>
      <text:p text:style-name="P61">посцать</text:p>
      <text:p text:style-name="P61">полежать с Мусей посмотреть фильм</text:p>
      <text:p text:style-name="P61">убрать с пола всё это барахло.</text:p>
      <text:p text:style-name="P61">Продавать.</text:p>
      <text:p text:style-name="P61">Я хочу реально продажами заниматься. Мне надоело анализировать.</text:p>
      <text:p text:style-name="P69">Продажи проще. Не требуют выходов из тела.</text:p>
      <text:p text:style-name="P69">А вообще… нахуя мне …. </text:p>
      <text:p text:style-name="P69">я забыл что хотел сказать</text:p>
      <text:p text:style-name="P69">короче. Я хочу иметь в продаже все свои айтемы</text:p>
      <text:p text:style-name="P69">я устал сидеть на куче говна.</text:p>
      <text:p text:style-name="P69">Мне надо ЧПУху. Она стоит 20-30 тыщ гривен. И этих 20-30тыщ я вполне могу наторговать.</text:p>
      <text:p text:style-name="P69">Мне надо продавать барахло.</text:p>
      <text:p text:style-name="P69"/>
      <text:p text:style-name="P69">…</text:p>
      <text:p text:style-name="P69"/>
      <text:p text:style-name="P69">ты можешь? Продать барахло?</text:p>
      <text:p text:style-name="P69"/>
      <text:p text:style-name="P69">Могу. Я обхожу потому что долго.</text:p>
      <text:p text:style-name="P69">Потому что как в фазе щёлкнуть пальцем и херак оно уже выставлено – у меня вряд ли получится.</text:p>
      <text:p text:style-name="P69">Это надо проресёрчить каждую хрень. Определить для неё адекватную цену.</text:p>
      <text:p text:style-name="P69">И более того я пляшу с бубном “олх или виолити”. Не понимаю.</text:p>
      <text:p text:style-name="P69"/>
      <text:p text:style-name="P69">Поставь 800 гривен. И продашь ноутбук. И сомнения пропадут.</text:p>
      <text:p text:style-name="P69"/>
      <text:p text:style-name="P69">К</text:p>
      <text:p text:style-name="P69"/>
      <text:p text:style-name="P70">сейчас не надо. Потом. Когда доделаешь это.</text:p>
      <text:p text:style-name="P70"/>
      <text:p text:style-name="P70">к</text:p>
      <text:p text:style-name="P52"/>
      <text:p text:style-name="P1"/>
      <text:p text:style-name="P48">Вопрос №8.</text:p>
      <text:p text:style-name="P6">Выскажись своему "видению" (этой проблемы). </text:p>
      <text:p text:style-name="P17">Т.е. представь диалог. </text:p>
      <text:p text:style-name="P17">Есть ты (от первого лица).</text:p>
      <text:p text:style-name="P17">Есть эта проблема (как личность, сидящая лицом к тебе).</text:p>
      <text:p text:style-name="P17">И скажи ей:</text:p>
      <text:p text:style-name="P6">- <text:span text:style-name="T4">что ты её любишь</text:span></text:p>
      <text:p text:style-name="P6">- <text:span text:style-name="T4">что не можешь без него жить</text:span></text:p>
      <text:p text:style-name="P6">- свое мнение</text:p>
      <text:p text:style-name="P6">- <text:span text:style-name="T4">свои тревоги</text:span></text:p>
      <text:p text:style-name="P6">- что <text:span text:style-name="T4">ты </text:span>видишь</text:p>
      <text:p text:style-name="P6">- <text:span text:style-name="T4">спроси его надо ли тебе </text:span>применить к нему какие-то коэффициенты <text:span text:style-name="T4">(обновить свои знания и ожидания в чём-то) </text:span>чтоб лучше его понять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70">Говорит из него надо убрать вред себе</text:p>
      <text:p text:style-name="P70">но говорит что вред себе был лишь ради того чтоб я его слышал</text:p>
      <text:p text:style-name="P70">т.е. гештальт + техники и вред себе из неё уйдёт сам.</text:p>
      <text:p text:style-name="P52"/>
      <text:p text:style-name="P52"/>
      <text:p text:style-name="P52"/>
      <text:p text:style-name="P1"/>
      <text:p text:style-name="P49">Вопрос №9.</text:p>
      <text:p text:style-name="P7">Представь <text:span text:style-name="T5">что ты видишь себя со стороны. </text:span></text:p>
      <text:p text:style-name="P18">В окружении таких же людей как ты (с такой же проблемой и такими же методами её решения).</text:p>
      <text:p text:style-name="P19">Но представь что ты – единственный кто считает что эти “принятые” решения нерабочие / нечестные / несправедливые / недостойные и т.п. </text:p>
      <text:p text:style-name="P19">И что ты единственный среди них кто верит что решить её можно только когда все вокруг неё обьеденятся.</text:p>
      <text:p text:style-name="P9">Что ты видишь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60">Сказать честно лучше майндмапа практики не придумаешь решения.</text:p>
      <text:p text:style-name="P60">Я думаю ты за 3 дня сделал больше прогресса (или за неделю) чем миллиарды за 5 тысяч лет эволюции.</text:p>
      <text:p text:style-name="P60">Всё нармально. Закончи его и всё. Майндмап в смысле</text:p>
      <text:p text:style-name="P60"/>
      <text:p text:style-name="P60">я боюсь ответственности</text:p>
      <text:p text:style-name="P60"/>
      <text:p text:style-name="P60">страх ответственности тоже уйдёт из фазы когда ты сделаешь карту всего на что она способна.</text:p>
      <text:p text:style-name="P60">т.е. это твой триггер свободы. Думать что ты бог только когда ты знаешь всё на что способна она.</text:p>
      <text:p text:style-name="P60"/>
      <text:p text:style-name="P60">Эм</text:p>
      <text:p text:style-name="P60"/>
      <text:p text:style-name="P60">мол ты никто если ты не знаешь хоть чего-то о фазе.</text:p>
      <text:p text:style-name="P60"/>
      <text:p text:style-name="P60">Эм</text:p>
      <text:p text:style-name="P60"/>
      <text:p text:style-name="P60">вычислительная мощность её в 300 млн раз превышает мощность самого современного домашнего компьютера.</text:p>
      <text:p text:style-name="P60">300 млн компьютеров.</text:p>
      <text:p text:style-name="P60">Пару тысяч это уже датацентр.</text:p>
      <text:p text:style-name="P60">А у тебя 300 млн. </text:p>
      <text:p text:style-name="P60"/>
      <text:p text:style-name="P60">Триста. Миллионов. Раз.</text:p>
      <text:p text:style-name="P60">И это аут оф зе бокс, ещё до майндмапов. На самом деле предела нет. И все эти цифры условны. Я не знаю чьи мозги они использовали чтоб получить такие цифры</text:p>
      <text:p text:style-name="P60">но на деле всё <text:s/>зависит от того какая в них информация и как она организована.</text:p>
      <text:p text:style-name="P60"/>
      <text:p text:style-name="P60">О_О</text:p>
      <text:p text:style-name="P60"/>
      <text:p text:style-name="P60">иди. У меня всё. Купи себе компьютер.</text:p>
      <text:p text:style-name="P60"/>
      <text:p text:style-name="P60">Как?</text:p>
      <text:p text:style-name="P60"/>
      <text:p text:style-name="P60">Продавай всё что криво лежит.</text:p>
      <text:p text:style-name="P51"/>
      <text:p text:style-name="P51"/>
      <text:p text:style-name="P25"/>
      <text:p text:style-name="P1"/>
      <text:p text:style-name="P23">Вопрос №10. </text:p>
      <text:p text:style-name="P10">Что НА САМОМ ДЕЛЕ произошло?</text:p>
      <text:p text:style-name="P8">- <text:span text:style-name="T6">события</text:span></text:p>
      <text:p text:style-name="P8">- <text:span text:style-name="T6">причины</text:span></text:p>
      <text:p text:style-name="P8">- <text:span text:style-name="T6">следствия</text:span></text:p>
      <text:p text:style-name="P8">- роль <text:span text:style-name="T6">этого события между этими причинами и этими следствиями?</text:span></text:p>
      <text:p text:style-name="P22"><text:span text:style-name="T6">(</text:span>по сути <text:span text:style-name="T6">это поисковой ресёрч – сбор фактов, причин, следствий и связей).</text:span></text:p>
      <text:p text:style-name="P22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70">Та в 22 года понял что мечты уходят в нибытие.</text:p>
      <text:p text:style-name="P70">И схватился за то что мне даст хоть какой-то их опыт</text:p>
      <text:p text:style-name="P70">интуитивно это всё было</text:p>
      <text:p text:style-name="P70">т.е. может даже фаза увидела и меня направила к техникам</text:p>
      <text:p text:style-name="P70">я хз.</text:p>
      <text:p text:style-name="P70">Думаю тот чувак атк же – увидел и начал анализировать. И закопался. “помогите мне” и т.п.</text:p>
      <text:p text:style-name="P70">я думаю… </text:p>
      <text:p text:style-name="P70">я думаю тебе надо клепать видео. На этом компе. Прежде чем начнёшь продажи</text:p>
      <text:p text:style-name="P70">я думаю тебе надо идти по плану.</text:p>
      <text:p text:style-name="P70">Ты просто не сделал гештальт потому заняло так долго. Я б сразу сказал перейти к самому новому курсу</text:p>
      <text:p text:style-name="P70">тут всё</text:p>
      <text:p text:style-name="P52"/>
      <text:p text:style-name="P52"/>
      <text:p text:style-name="P52"/>
      <text:p text:style-name="P22"/>
      <text:p text:style-name="P23">Вопрос №11.</text:p>
      <text:p text:style-name="P8">Является ли эта вещь шкалой? </text:p>
      <text:p text:style-name="P10">Чтоб выяснить – спроецируй себя в такие ситуации (просто запиши, если бы ты был в каждой из них, как бы она выглядела):</text:p>
      <text:p text:style-name="P8"><text:span text:style-name="T6">Если “р</text:span>еш<text:span text:style-name="T6">у </text:span>задачу = <text:span text:style-name="T6">пятёрка [подарок, </text:span>социальное признание<text:span text:style-name="T6">]</text:span>, не реш<text:span text:style-name="T6">у</text:span> = ремень [нарушение моей целостности]".</text:p>
      <text:p text:style-name="P10">И наоборот.</text:p>
      <text:p text:style-name="P10">Если “решу задачу = ремень, не решу = пятёрка (подарок, статус и т.п.).”</text:p>
      <text:p text:style-name="P23">Один вариант может казаться более знакомым чем другой.</text:p>
      <text:p text:style-name="P22">Любая шкала почти всегда навязана (1% где-то природного происхождения).</text:p>
      <text:p text:style-name="P22"><text:span text:style-name="T6">И</text:span> она воюет <text:span text:style-name="T6">ремнями и статусами </text:span>за право жизни <text:span text:style-name="T6">в сердцах людей.</text:span></text:p>
      <text:p text:style-name="P22">Не имея этого "конструкта шкалы" ты перестанешь отходить от задачи чтоб доказать кому-то её важность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70">Радуга говорит да (стремится её развить)</text:p>
      <text:p text:style-name="P70">но и ЛЮДИ ГОВОРЯТ ЧТО НЕТ, т.е. всё равно да.</text:p>
      <text:p text:style-name="P70"/>
      <text:p text:style-name="P70">Вот. Видишь. Навязанное состояние. Вопрос. А ты вообще уверен что это полезно?</text:p>
      <text:p text:style-name="P70"/>
      <text:p text:style-name="P70">Я уверен что я там видел вещи которые потом меняли мою жизнь</text:p>
      <text:p text:style-name="P70">мотоцикл</text:p>
      <text:p text:style-name="P70">узоры на стенах</text:p>
      <text:p text:style-name="P70">и много чего</text:p>
      <text:p text:style-name="P70"/>
      <text:p text:style-name="P70">я понял. Ясно. Но полностью туда уйти нельзя потому что это 3Д рендеринг (типа не ухаживая за телом ты по сути не следишь за компом на котором твой 3Д рендеринг работает)</text:p>
      <text:p text:style-name="P70"/>
      <text:p text:style-name="P70">да.</text:p>
      <text:p text:style-name="P70"/>
      <text:p text:style-name="P70">ну вот и отлично. Ты понял. Иди. У меня всё.</text:p>
      <text:p text:style-name="P70"/>
      <text:p text:style-name="P1"/>
      <text:p text:style-name="P23"/>
      <text:p text:style-name="P23">Вопрос №12.</text:p>
      <text:p text:style-name="P10">Сделай “сборку” этого вопроса.</text:p>
      <text:p text:style-name="P8"><text:span text:style-name="T6">П</text:span>рочувствуй <text:span text:style-name="T6">внутренние процессы</text:span>:</text:p>
      <text:p text:style-name="P8">- это<text:span text:style-name="T6">го</text:span> событи<text:span text:style-name="T6">я</text:span></text:p>
      <text:p text:style-name="P8">- вс<text:span text:style-name="T6">его </text:span>что с ним связано</text:p>
      <text:p text:style-name="P8">- <text:span text:style-name="T6">тебя</text:span></text:p>
      <text:p text:style-name="P8">- <text:span text:style-name="T6">того что тебя с ним </text:span>обьединяет</text:p>
      <text:p text:style-name="P8">- <text:span text:style-name="T6">всех прохожих проходящих мимо этого события</text:span></text:p>
      <text:p text:style-name="P8">- информационного поля</text:p>
      <text:p text:style-name="P8">- всех остальных во вселенной</text:p>
      <text:p text:style-name="P22">  * чтоб дать мозгам понять что ты решил что-то в этом плане навсегда изменить. </text:p>
      <text:p text:style-name="P22">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<text:span text:style-name="T6">н</text:span>астоящего момента).</text:p>
      <text:p text:style-name="P25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71">Информационного поля нет.</text:p>
      <text:p text:style-name="P71">Я больной.</text:p>
      <text:p text:style-name="P71">И все мои практики бессильны это исправить.</text:p>
      <text:p text:style-name="P71">Только верное использование мозгов и всего вокруг раскрывает мой потенциал</text:p>
      <text:p text:style-name="P65">зная лимиты знаешь куда можешь падать чтоб не разбиться.</text:p>
      <text:p text:style-name="P71">т.е. основное – это лимиты. Из всего твоего ресёрча.</text:p>
      <text:p text:style-name="P71">Тут всё</text:p>
      <text:p text:style-name="P52"/>
      <text:p text:style-name="P22"/>
      <text:p text:style-name="P32">Вопрос №13.</text:p>
      <text:p text:style-name="P4">Представь что эта вещь (проблема) летает в вакууме, в котором нет ни энергии ни других вещей. Что ты видишь?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71">Ничего. Пустое место.</text:p>
      <text:p text:style-name="P71">Информационное облако без носителя.</text:p>
      <text:p text:style-name="P71">Был бы носитель было бы на чём записать это облако.</text:p>
      <text:p text:style-name="P71">Но так как его нету – нету и фазы</text:p>
      <text:p text:style-name="P71">оно такое как мини-туманность космическая. Розовое. С проблесками облако.</text:p>
      <text:p text:style-name="P71">Хз</text:p>
      <text:p text:style-name="P71"/>
      <text:p text:style-name="P71">супер.</text:p>
      <text:p text:style-name="P71">Молодец.</text:p>
      <text:p text:style-name="P53"/>
      <text:p text:style-name="P53"/>
      <text:p text:style-name="P53"/>
      <text:p text:style-name="P33"/>
      <text:p text:style-name="P1"/>
      <text:p text:style-name="P32">Вопрос №14.</text:p>
      <text:p text:style-name="P4">Чем (какими своими частями) этот пункт решает повторяющиеся проблемы?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71">Техниками</text:p>
      <text:p text:style-name="P71">приоритетами</text:p>
      <text:p text:style-name="P71">параллельностью</text:p>
      <text:p text:style-name="P71"/>
      <text:p text:style-name="P53"/>
      <text:p text:style-name="P53"/>
      <text:p text:style-name="P53"/>
      <text:p text:style-name="P33"/>
      <text:p text:style-name="P1"/>
      <text:p text:style-name="P32">Вопрос №15.</text:p>
      <text:p text:style-name="P4">Почему (по каким причинам этот пункт решает повторяющиеся проблемы?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71">Потому что я на него их скидываю постоянно</text:p>
      <text:p text:style-name="P71">не скидывал бы – оно бы их не решало</text:p>
      <text:p text:style-name="P71"/>
      <text:p text:style-name="P71">к </text:p>
      <text:p text:style-name="P71">отлично!</text:p>
      <text:p text:style-name="P53"/>
      <text:p text:style-name="P53"/>
      <text:p text:style-name="P53"/>
      <text:p text:style-name="P33"/>
      <text:p text:style-name="P34">Вопрос №16.</text:p>
      <text:p text:style-name="P4">Можно ли (и стоит ли) решить повторяющуюся проблему, котор<text:span text:style-name="T7">ую</text:span> оно решает, <text:span text:style-name="T7">так </text:span>чтоб это повторение создавало меньше заморочек для меня?</text:p>
      <text:p text:style-name="P34">Скорей всего нет, ещё рано что-то менять, но посмотреть стоит.</text:p>
      <text:p text:style-name="P27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71">Нет. Это часть меня. Часть мозгов. Это и ЕСТЬ мой мозг. Просто я использую шорт сиркют чтоб симулировать инпут.</text:p>
      <text:p text:style-name="P71">Так как ты описал звучит будто это вредно</text:p>
      <text:p text:style-name="P71"/>
      <text:p text:style-name="P71">все мозги это шёрт сиркут</text:p>
      <text:p text:style-name="P71"/>
      <text:p text:style-name="P72">иди к Мусе. Потом допишешь. Бери зарядку и дуй к ней.</text:p>
      <text:p text:style-name="P72"/>
      <text:p text:style-name="P72">Дык половина осталась. И потом перерыв</text:p>
      <text:p text:style-name="P72"/>
      <text:p text:style-name="P72">ладно. Хер с тобой. Я хочу перерыв сейчас но раз ты сказал сделаю вначале это</text:p>
      <text:p text:style-name="P72"/>
      <text:p text:style-name="P72">стоп я нарушил твои приоритеты</text:p>
      <text:p text:style-name="P72"/>
      <text:p text:style-name="P72">да. потому ты и живёшь не как в фазе. Потому что ты не даёшь фазе говорить <text:s/>тебе что делать когда ты не спишь.</text:p>
      <text:p text:style-name="P72"/>
      <text:p text:style-name="P73">Отдохнул. Кстати веко подкатилось под глаз. Это пиздец. Никогда такого не было. Типа подвернулось веко нижнее внутрь глаза. Вначале была паника а потом такой мол так стоп успокойся, подумай механически. Оттянул вниз и оно встало на место. Я даж боялся в зеркало взглянуть чтоб не увидеть что там.</text:p>
      <text:p text:style-name="P73">А потом мысль “на то мы и учим ТУЛЗЫ А НЕ СИТУАЦИИ, потому что ситуаций в жизни много и нам надо море тулзов чтоб если вдруг что мы могли что-то с этим сделать.</text:p>
      <text:p text:style-name="P73"/>
      <text:p text:style-name="P73">Так. Отлично. У меня всё.</text:p>
      <text:p text:style-name="P73">Фаза это часть тебя. Инструмент. Не гоже ею пренебрегать. Инструменты выучи и всё. Остальное на сдачу.</text:p>
      <text:p text:style-name="P54"/>
      <text:p text:style-name="P54"/>
      <text:p text:style-name="P35"/>
      <text:p text:style-name="P34">Вопрос №17.</text:p>
      <text:p text:style-name="P4">Какой перманентный вред нанесённый мне оно решает?</text:p>
      <text:p text:style-name="P27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73">Любой.</text:p>
      <text:p text:style-name="P73">Психологический.</text:p>
      <text:p text:style-name="P73">По поводу плацебо пока не уверен. Руку оно не отрастит. Поможет лишь смириться с утратой.</text:p>
      <text:p text:style-name="P73"/>
      <text:p text:style-name="P73">К</text:p>
      <text:p text:style-name="P73"/>
      <text:p text:style-name="P73">и вообще. Фантомные руки это давно научно доказанный факт в мире ампутаций.</text:p>
      <text:p text:style-name="P73"/>
      <text:p text:style-name="P73">да.</text:p>
      <text:p text:style-name="P73"/>
      <text:p text:style-name="P73">ну вот и отлично. Это наука.</text:p>
      <text:p text:style-name="P54"/>
      <text:p text:style-name="P54"/>
      <text:p text:style-name="P54">…</text:p>
      <text:p text:style-name="P35"/>
      <text:p text:style-name="P37">Вопрос №18.</text:p>
      <text:p text:style-name="P11">Какие у него есть методы решения этого перманентного вреда нанесённого мне?</text:p>
      <text:p text:style-name="P28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74">Давание мне чего угодно.</text:p>
      <text:p text:style-name="P74">Я слышу кто-то хочет предостеречь меня от этой мысли.</text:p>
      <text:p text:style-name="P74">Но это правда.</text:p>
      <text:p text:style-name="P55"/>
      <text:p text:style-name="P55">…</text:p>
      <text:p text:style-name="P36"/>
      <text:p text:style-name="P37">Вопрос №19.</text:p>
      <text:p text:style-name="P11">Чьи ещё повторяющиеся проблемы и перманентные вреды оно решает и какими методами? </text:p>
      <text:p text:style-name="P11">И могу ли я их решить <text:span text:style-name="T8">сам?</text:span></text:p>
      <text:p text:style-name="P11">(а.к.а. Распутать гадюшник, <text:span text:style-name="T8">взять на себя роль делающую этот пункт ценным</text:span>)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74">Через искусство разве что. Творчество. Показывать людям то чего они не видели</text:p>
      <text:p text:style-name="P74"/>
      <text:p text:style-name="P74">верно.</text:p>
      <text:p text:style-name="P55"/>
      <text:p text:style-name="P74">Но и ещё не далее как вчера я увидел тёлку в чате и по двум сообщениям вычеслил что у неё фаза, и что у неё расшатано. Мы поговорили и я её по ходу закадрил.</text:p>
      <text:p text:style-name="P74">т.е. помогание людям лучше использовать свой мозг – один из видов</text:p>
      <text:p text:style-name="P74"/>
      <text:p text:style-name="P74">угу</text:p>
      <text:p text:style-name="P74"/>
      <text:p text:style-name="P74">вот</text:p>
      <text:p text:style-name="P36"/>
      <text:p text:style-name="P37"/>
      <text:p text:style-name="P37">Вопрос №20.</text:p>
      <text:p text:style-name="P11">Решения каких повторяющихся проблем и нанесённых кому-то перманентных вредов этой вещи избыточно? (в мире) </text:p>
      <text:p text:style-name="P36">Т.е. <text:span text:style-name="T8">какие вещи ему н</text:span>астолько просто <text:span text:style-name="T8">решать</text:span>, что ему решать их "одним больше одним, меньше - пофиг - никаких существенных дополнительных энергозатрат <text:span text:style-name="T8">при росте нагрузки</text:span>"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74">Единственное что пришло на ум – это количество данных.</text:p>
      <text:p text:style-name="P74">Мол сколько хороших правдивых ресёрчей не кидай в голову – она их все использует и покажет.</text:p>
      <text:p text:style-name="P74">Всё остальное мне приходится плясать “или то или это” - на все задачи например её ресурса не хватит.</text:p>
      <text:p text:style-name="P74"/>
      <text:p text:style-name="P74">к.</text:p>
      <text:p text:style-name="P74">отлично!</text:p>
      <text:p text:style-name="P55"/>
      <text:p text:style-name="P55"/>
      <text:p text:style-name="P55">…</text:p>
      <text:p text:style-name="P36"/>
      <text:p text:style-name="P1"/>
      <text:p text:style-name="P37">Вопрос №21.</text:p>
      <text:p text:style-name="P4">Как это повторение делает меня лучше?</text:p>
      <text:p text:style-name="P28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75">Открывает возможности которых у моего сознания нету.</text:p>
      <text:p text:style-name="P75">Знать ответы на всё и мгновенно.</text:p>
      <text:p text:style-name="P75">Или думать что знать.</text:p>
      <text:p text:style-name="P75">Или знать ответы которые правдивы для меня, но не факт что для всех.</text:p>
      <text:p text:style-name="P75"><text:span text:style-name="T12">Даёт </text:span>точку отсчёта. <text:span text:style-name="T12">Точку опоры</text:span>. От которой можно плясать полноценный ресёрч. Только это</text:p>
      <text:p text:style-name="P75"/>
      <text:p text:style-name="P75">СУПЕР.</text:p>
      <text:p text:style-name="P55"/>
      <text:p text:style-name="P55"/>
      <text:p text:style-name="P55">…</text:p>
      <text:p text:style-name="P37"/>
      <text:p text:style-name="P37"/>
      <text:p text:style-name="P37">Вопрос №22.</text:p>
      <text:p text:style-name="P11">Задай себе вопрос, на каком этапе твоей жизни это возникло впервые.</text:p>
      <text:p text:style-name="P11">И представь что ты <text:span text:style-name="T8">тогдашний </text:span>(того возраста) говоришь об этом понятии себе сегодняшнему. Слово в слово. </text:p>
      <text:p text:style-name="P36">Тоже <text:span text:style-name="T8">глубокая </text:span>терапия. Чтоб не тыкать себе палки в колёса дальше на этом пути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75">Бля. Я вспомнил клинику. Вспомнил эту эпилепсию… </text:p>
      <text:p text:style-name="P75">фаза была спасением. Попыткой тела показать что что-то с ним не так. </text:p>
      <text:p text:style-name="P76">У меня всё.</text:p>
      <text:p text:style-name="P76">Неадекватная не фаза. И не эпилепсия.</text:p>
      <text:p text:style-name="P76">Фаза спасла меня от не понимания что со мной происходит.</text:p>
      <text:p text:style-name="P55"/>
      <text:p text:style-name="P55">…</text:p>
      <text:p text:style-name="P36"/>
      <text:p text:style-name="P1"/>
      <text:p text:style-name="P37">Вопрос №23.</text:p>
      <text:p text:style-name="P4">БЛАГОДАРНОСТЬ</text:p>
      <text:p text:style-name="P12">Проговори в уме:</text:p>
      <text:p text:style-name="P12">Я благодарю…:</text:p>
      <text:p text:style-name="P4">- <text:span text:style-name="T8">его </text:span>(предмет <text:span text:style-name="T8">вопроса</text:span>)</text:p>
      <text:p text:style-name="P4">- его существовани<text:span text:style-name="T8">е</text:span></text:p>
      <text:p text:style-name="P4">- всё что он(о) даёт</text:p>
      <text:p text:style-name="P4">- всех кто мне что либо даёт когда оно у меня есть</text:p>
      <text:p text:style-name="P4">- всё что мне приходит когда оно у меня есть</text:p>
      <text:p text:style-name="P4">- все методы делать себе хорошо которые мне доступны когда оно у меня есть</text:p>
      <text:p text:style-name="P4">- всё что не мешает и не сопротивляется созданию, поддержанию и защите этого (или вакуумов в которых оно есть)</text:p>
      <text:p text:style-name="P4">- всех ради кого оно создаётся поддерживается и защищается</text:p>
      <text:p text:style-name="P4">- всё ради чего оно создаётся поддерживается и защищается</text:p>
      <text:p text:style-name="P4">- всё чем я есть когда оно у меня есть <text:span text:style-name="T8">(</text:span>это защита от тех кто мне будет упрекать что <text:s/>я чего-то “не заслужил”, <text:span text:style-name="T8">и</text:span>ли <text:span text:style-name="T8">что я “</text:span>что-то не так сделал и заслужил проблему”. Упырей короче которые пытаются меня добить <text:span text:style-name="T8">воспользовавшись этой проблемой).</text:span>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77">Центр обработки информации.</text:p>
      <text:p text:style-name="P77">Мозг целиком.</text:p>
      <text:p text:style-name="P77">Хотя нифига</text:p>
      <text:p text:style-name="P77">просто лобные доли активируются и направляют сигналы туда куда нужно.</text:p>
      <text:p text:style-name="P78">Такие как я прошу.</text:p>
      <text:p text:style-name="P66">Я хайджекаю сигналы мозгов. Себе на пользу.</text:p>
      <text:p text:style-name="P55"/>
      <text:p text:style-name="P55"/>
      <text:p text:style-name="P55">…</text:p>
      <text:p text:style-name="P36"/>
      <text:p text:style-name="P1"/>
      <text:p text:style-name="P37">Вопрос №24.</text:p>
      <text:p text:style-name="P11"><text:span text:style-name="T8">БЛАГОДАРНОСТЬ </text:span>АЛЬТЕРНАТИВЫ.</text:p>
      <text:p text:style-name="P12">Т.е. как предыдущий вопрос №23, но на этот раз я благодарю:</text:p>
      <text:p text:style-name="P12">- альтернативу этого вопроса (то что достигает той же цели противоположными результатами)</text:p>
      <text:p text:style-name="P12">- существование альтернативы</text:p>
      <text:p text:style-name="P12">- всё что мне альтернатива даёт</text:p>
      <text:p text:style-name="P11">- всех кто мне что либо даёт когда у меня есть <text:span text:style-name="T8">альтернатива</text:span></text:p>
      <text:p text:style-name="P11">- всё что мне приходит когда у меня есть <text:span text:style-name="T8">альтернатива</text:span></text:p>
      <text:p text:style-name="P11">- все методы делать себе хорошо которые мне доступны когда у меня <text:span text:style-name="T8">альтернатива</text:span></text:p>
      <text:p text:style-name="P11">- всё что не мешает и не сопротивляется созданию, поддержанию и защите <text:span text:style-name="T8">альтернативы</text:span></text:p>
      <text:p text:style-name="P11">- всех ради кого <text:span text:style-name="T8">альтернатива этой вещи </text:span>создаётся поддерживается и защищается</text:p>
      <text:p text:style-name="P11">- всё ради чего <text:span text:style-name="T8">альтернатива </text:span>создаётся поддерживается и защищается</text:p>
      <text:p text:style-name="P12">- всё чем я есть когда у меня есть альтернатива</text:p>
      <text:p text:style-name="P37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79">Бесконечный список инструментов</text:p>
      <text:p text:style-name="P79">пытающийся дотянуть меня до уровня возможностей которые даёт мне фаза.</text:p>
      <text:p text:style-name="P79"><text:span text:style-name="T12">Воспроизводи что ты там видел.</text:span> Это самый быстрый способ к ней прийти.</text:p>
      <text:p text:style-name="P55"/>
      <text:p text:style-name="P55"/>
      <text:p text:style-name="P55">…</text:p>
      <text:p text:style-name="P37"/>
      <text:p text:style-name="P37"/>
      <text:p text:style-name="P37">Вопрос №25.</text:p>
      <text:p text:style-name="P11">Если бы земляни прилетели на другую планету, на которой бы их считали пришельцами... </text:p>
      <text:p text:style-name="P11">И среди них был ты. </text:p>
      <text:p text:style-name="P12">С этой проблемой.</text:p>
      <text:p text:style-name="P11">Кого бы в тебе увидели те жители той планеты, для которой вы все - пришельцы?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79">Человека который контролирует своё подсознание</text:p>
      <text:p text:style-name="P79">который лавирует между айсбергами панических атак</text:p>
      <text:p text:style-name="P79">челоевк который абстрагирован от своего тела настолько что оно ему лишь способ выполненния задач которые пронизывают его мир</text:p>
      <text:p text:style-name="P79">человек который хочет.</text:p>
      <text:p text:style-name="P79">Который может</text:p>
      <text:p text:style-name="P79">который должен всем и всегда. И устал мучаться. Устал что при том что он выполняет долг на него ещё и вешают другие долги.</text:p>
      <text:p text:style-name="P79">Он ушел в творчество. В создание. Лишь бы не создавать то что придумали другие люди.</text:p>
      <text:p text:style-name="P79">Потому что тогда приходится торговаться с идиотами и думать что лучшее что он может это выучить краудсорснутые инструменты.</text:p>
      <text:p text:style-name="P79">И воссоздать чужие мечты.</text:p>
      <text:p text:style-name="P79">Он интегрирован с собой</text:p>
      <text:p text:style-name="P79">он видел жизнь без фазы достаточно долго чтоб без неё больше не хотеть жить.</text:p>
      <text:p text:style-name="P55"/>
      <text:p text:style-name="P55"/>
      <text:p text:style-name="P55">…</text:p>
      <text:p text:style-name="P37"/>
      <text:p text:style-name="P37">Вопрос №26.</text:p>
      <text:p text:style-name="P4"><text:span text:style-name="T8">Представь, как р</text:span>асцветают (я и все остальные) от любых моих мыслей или действий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79">Майндмапь всё что можешь</text:p>
      <text:p text:style-name="P79">начиная с того что видел в фазе</text:p>
      <text:p text:style-name="P79">хороший метод прожить жизнь.</text:p>
      <text:p text:style-name="P55"/>
      <text:p text:style-name="P55"/>
      <text:p text:style-name="P55">…</text:p>
      <text:p text:style-name="P37"/>
      <text:p text:style-name="P37"/>
      <text:p text:style-name="P37">Вопрос №27.</text:p>
      <text:p text:style-name="P11"><text:span text:style-name="T8">Увидь</text:span>, что оно <text:span text:style-name="T8">(этот предмет разговора)</text:span>, и каждая его часть - это <text:span text:style-name="T8">ты</text:span>.</text:p>
      <text:p text:style-name="P1">* потому что "видеть что это я" это приближение, а требование - это отдаление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80">Всмысле я? Хочешь сказать у меня разделение личности?</text:p>
      <text:p text:style-name="P80"/>
      <text:p text:style-name="P80">Судя по природе фазы наверно да.</text:p>
      <text:p text:style-name="P55"/>
      <text:p text:style-name="P80">Судя по природе фазы я наоборот интегрирую её. Общаюсь со своим подсознанием. Ищу интерфейсы. Чтоб это не выглядило для меня под видом “знаков”.</text:p>
      <text:p text:style-name="P80">У которых вечно свои интересы (наебалово и т.п.)</text:p>
      <text:p text:style-name="P55">…</text:p>
      <text:p text:style-name="P37"/>
      <text:p text:style-name="P1"/>
      <text:p text:style-name="P42">Вопрос №28.</text:p>
      <text:p text:style-name="P13"><text:span text:style-name="T9">Увидь, </text:span>что оно и каждая его часть видит в <text:span text:style-name="T9">тебе (т.е. увидь его глазами себя)</text:span>.</text:p>
      <text:p text:style-name="P1">* практика показала что это сразу включает механизмы саморешения, после которых экономится куча времени на анализе.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81">Оно видит что есть ассемблер контролирующий весь мой хардвер и все интерфейсы.</text:p>
      <text:p text:style-name="P81">А есть поверхность (тонкая плёночка) по которой я хожу и думаю что это я.</text:p>
      <text:p text:style-name="P81">Думаю 300 миллиардов раз вполне может быть. А не миллионов.</text:p>
      <text:p text:style-name="P81">Думаю получать навык каждый день не такой уж плохой способ прожить жизнь.</text:p>
      <text:p text:style-name="P67">Лишь бы ты их в порядке дневника делал.</text:p>
      <text:p text:style-name="P56"/>
      <text:p text:style-name="P56"/>
      <text:p text:style-name="P56">…</text:p>
      <text:p text:style-name="P38"/>
      <text:p text:style-name="P1"/>
      <text:p text:style-name="P42">Вопрос №29.</text:p>
      <text:p text:style-name="P20">Как выглядит постоянная защита всех вещей (людей, предметов, структур и т.п.), которые тебя постоянно удовлетворяют, от любых проявлений этой проблемы.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82">хз. кома. Человек-овощь</text:p>
      <text:p text:style-name="P82"/>
      <text:p text:style-name="P82">круто. Значит ничего необычного в этом нету.</text:p>
      <text:p text:style-name="P56"/>
      <text:p text:style-name="P56"/>
      <text:p text:style-name="P56">…</text:p>
      <text:p text:style-name="P38"/>
      <text:p text:style-name="P1"/>
      <text:p text:style-name="P42">Вопрос №30.</text:p>
      <text:p text:style-name="P4"><text:span text:style-name="T9">П</text:span>осмотри на это с принципа что свобода это не иметь всё что хочешь а не хотеть.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83">Нет чувак. Ты пришёл в фазу ради имения.</text:p>
      <text:p text:style-name="P83">А не ради хз чего.</text:p>
      <text:p text:style-name="P83">Есть ситуации от которых отказаться слишком дорого для своей психики.</text:p>
      <text:p text:style-name="P83">Люди с ума сходят от того что не могут чего-то иметь.</text:p>
      <text:p text:style-name="P83">И фаза – очень неплохая альтернатива.</text:p>
      <text:p text:style-name="P56"/>
      <text:p text:style-name="P56">…</text:p>
      <text:p text:style-name="P38"/>
      <text:p text:style-name="P1"/>
      <text:p text:style-name="P42">Вопрос №31.</text:p>
      <text:p text:style-name="P13">Что сделать чтоб оно увидело во мне и всех моих частях себя?</text:p>
      <text:p text:style-name="P29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84">Воплощение в реальность того что она тебе показала</text:p>
      <text:p text:style-name="P84">она согласна помогать тебе в этом всегда</text:p>
      <text:p text:style-name="P84">вести тебя к этой ЧПУхе и этим багетам. Она может даже дать тебе нож и научить с помощью него вырезать из доски эти хрени.</text:p>
      <text:p text:style-name="P84">Только сделай.</text:p>
      <text:p text:style-name="P56"/>
      <text:p text:style-name="P56"/>
      <text:p text:style-name="P56">…</text:p>
      <text:p text:style-name="P38"/>
      <text:p text:style-name="P1"/>
      <text:p text:style-name="P42">Вопрос №32.</text:p>
      <text:p text:style-name="P4">Направь своё намеренье на хорошее для тебя решение этого повторения.</text:p>
      <text:p text:style-name="P1">(выгодного, прибыльного, приятно запоминающегося - в кои то веки поживи для себя)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84">Музей? </text:p>
      <text:p text:style-name="P84">Комната с открытыми дверями куда люди могут приходить посмотреть на мои работы?</text:p>
      <text:p text:style-name="P84"/>
      <text:p text:style-name="P84">…</text:p>
      <text:p text:style-name="P84"/>
      <text:p text:style-name="P84">типа того. А что. Я не могу ничгео больше придумать.</text:p>
      <text:p text:style-name="P84">Был бы 3Д рендеринг, я бы больше ничем не занимался. Но его нету. Потмоу я и страдаю.</text:p>
      <text:p text:style-name="P85">Хотя уже легче.</text:p>
      <text:p text:style-name="P85">Если будет из чего – я даже соберу.</text:p>
      <text:p text:style-name="P85"/>
      <text:p text:style-name="P85">Вот. Отлично. Ты только что сэкономил 20% стоимости минимум. Когда речь идёт о 300 тыс то 20% это 60тыс. Грн. Это дохуя.</text:p>
      <text:p text:style-name="P85"/>
      <text:p text:style-name="P85">Ого</text:p>
      <text:p text:style-name="P85"/>
      <text:p text:style-name="P85">вот вот.</text:p>
      <text:p text:style-name="P86">Ты не продвинулся ни на шаг в своих проектах. Но ты продвинулся на целую вселенную в своих мозгах.</text:p>
      <text:p text:style-name="P86"/>
      <text:p text:style-name="P86">К</text:p>
      <text:p text:style-name="P86"/>
      <text:p text:style-name="P86">у меня всё.</text:p>
      <text:p text:style-name="P56"/>
      <text:p text:style-name="P56"/>
      <text:p text:style-name="P56">…</text:p>
      <text:p text:style-name="P38"/>
      <text:p text:style-name="P42"/>
      <text:p text:style-name="P42">Вопрос №33.</text:p>
      <text:p text:style-name="P4"><text:span text:style-name="T9">Если есть какой-то холст, на котором нарисованы мир, ты, люди и т.п. - какое Н</text:span>амеренье по поводу этого вопроса протека<text:span text:style-name="T9">ет у всех этих предметов (ты, люди, мир и т.п.) и между ними на этом </text:span>холсте?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87">Люди пытаются 2000 лет это у друг друга контролировать.</text:p>
      <text:p text:style-name="P87">Начнём с тупых ведьм. Всё там.</text:p>
      <text:p text:style-name="P87">Просто в контроль над СВОЕЙ фазой никто ещё не контролировал. Не инвестировал время. Потому что нахрена, это ж нельзя продать. Это ж не оружие.</text:p>
      <text:p text:style-name="P87">Для дураков по крайней мере. Хотя я вот это сделал ресёрч и заюзал это для получения чего хотел без боя.</text:p>
      <text:p text:style-name="P87">И я тебя удивлю но я делал это неосознанно ещё 7 лет назад.</text:p>
      <text:p text:style-name="P87">Вспомни Донецк и т.п.</text:p>
      <text:p text:style-name="P88">Так что да. Люди стремятся управлять этим в других. Но мало кто понимал что только научившись контролировать своё можно действительно основательно контролировать чужое.</text:p>
      <text:p text:style-name="P56"/>
      <text:p text:style-name="P56">…</text:p>
      <text:p text:style-name="P38"/>
      <text:p text:style-name="P1"/>
      <text:p text:style-name="P42">Вопрос №34.</text:p>
      <text:p text:style-name="P4">Что в этой вещи было видно у кого-то в фазе (осознанном сне) и КАК оно им было видно? </text:p>
      <text:p text:style-name="P1">[все аспекты: общую картину, под микроскопом и т.д. - короче всё что ты искал в своей фазе - найди и в ихней]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89">В фазах все мои куклы всегда безвольны. Их фазу контролирую я.</text:p>
      <text:p text:style-name="P89">Я им говорю что делать намереньем и они делают</text:p>
      <text:p text:style-name="P89"/>
      <text:p text:style-name="P56"/>
      <text:p text:style-name="P56"/>
      <text:p text:style-name="P56">…</text:p>
      <text:p text:style-name="P38"/>
      <text:p text:style-name="P1"/>
      <text:p text:style-name="P42">Вопрос №35.</text:p>
      <text:p text:style-name="P13">Что другие люди колдуют <text:span text:style-name="T10">(притягивают в твою жизнь) </text:span>связанного с этой вещью?</text:p>
      <text:p text:style-name="P4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89">Понимание, что это , как оно работает, и как это контролировать.</text:p>
      <text:p text:style-name="P56"/>
      <text:p text:style-name="P56"/>
      <text:p text:style-name="P56">…</text:p>
      <text:p text:style-name="P38"/>
      <text:p text:style-name="P1"/>
      <text:p text:style-name="P43">Вопрос №36.</text:p>
      <text:p text:style-name="P4">Что другие люди <text:span text:style-name="T11">делают </text:span>связано<text:span text:style-name="T11">го с этой задачей, с целью их самоудовлетворения</text:span>?</text:p>
      <text:p text:style-name="P1"/>
      <text:p text:style-name="P3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0">Все существенные (полезные) мысли выделить жирным (т.е. те, которые не хотелось бы чтоб пропали).</text:p>
      <text:p text:style-name="P30"/>
      <text:p text:style-name="P90">Куда не плюнь одни манипуляторы.</text:p>
      <text:p text:style-name="P90">Рассказывают какие действия делать чтоб зазубрить хуйню из которой потом фазу не выведешь до 30ти лет.</text:p>
      <text:p text:style-name="P90">Постоянно такое.</text:p>
      <text:p text:style-name="P90">Смотрю фильмы и в каждом фильме сука какие-то псевдонауки о том как это юзать.</text:p>
      <text:p text:style-name="P90">Ка кэто использовать.</text:p>
      <text:p text:style-name="P90">Этот мир – ночной кошмар без фазы.</text:p>
      <text:p text:style-name="P57">…</text:p>
      <text:p text:style-name="P39"/>
      <text:p text:style-name="P1"/>
      <text:p text:style-name="P44">Вопрос №37.</text:p>
      <text:p text:style-name="P14">Что ЭТА ПРОБЛЕМА решает?</text:p>
      <text:p text:style-name="P44">(сам по себе)</text:p>
      <text:p text:style-name="P1"/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90">Её нельзя рассматривать отдельно. Это функция мозга. Она как сателлит. Как… информационный отпечаток хардвера мозга.</text:p>
      <text:p text:style-name="P90">т.е. она решает проблемы носителя.</text:p>
      <text:p text:style-name="P90">Мозга. Человека.</text:p>
      <text:p text:style-name="P90">Но так чтоб сама… не могу увидеть… у меня этот вопрос возникал ещё когда я полку на неё выделил.</text:p>
      <text:p text:style-name="P90">Вроде как самостоятельная тема, но физически ни из чего не состоит.</text:p>
      <text:p text:style-name="P58"/>
      <text:p text:style-name="P58"/>
      <text:p text:style-name="P58">…</text:p>
      <text:p text:style-name="P40"/>
      <text:p text:style-name="P44"/>
      <text:p text:style-name="P44">Вопрос №38.</text:p>
      <text:p text:style-name="P4">Когда <text:span text:style-name="T11">впервые в истории вселенной </text:span>ЭТА ПРОБЛЕМА впервые попыталась решить то что она решает <text:span text:style-name="T11">(вещь к которой ты пришёл в вопросе №37)</text:span>? </text:p>
      <text:p text:style-name="P4"><text:span text:style-name="T11">Представь, что Эта Проблема (тогдашняя, первая в истории) </text:span>говорит <text:span text:style-name="T11">Этой Сегодняшней Проблеме (которую мы сейчас решаем), что она существует для решения ответа из вопроса №37.</text:span></text:p>
      <text:p text:style-name="P31"/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91">Вынеси эту проблему на обозрение публики.</text:p>
      <text:p text:style-name="P91">Создай свой ресёрч.</text:p>
      <text:p text:style-name="P91">Мне нужно увидеть что ты справляешься с давлением публики.</text:p>
      <text:p text:style-name="P91">Тогда мы тебе покажем механизмы позволяющие об этом говорить публично.</text:p>
      <text:p text:style-name="P91"/>
      <text:p text:style-name="P91">т.е. что</text:p>
      <text:p text:style-name="P91"/>
      <text:p text:style-name="P91">делай свои видео ролики. По 2 минуты каждый. Или по 5. сколько выйдет. Начни с того про здоровье. Сегодня. Потому что меня мутить ещё долго.</text:p>
      <text:p text:style-name="P91">А когда замутишь меня – сделаешь тоже ролик. </text:p>
      <text:p text:style-name="P91">Пока что прошу одно. Все вот те вещи которые ты отрефакторил – потихоньку вноси в карту. Я не могу смотреть как ты в двух местах создаёшь с нуля два одинаковых велосипеда.</text:p>
      <text:p text:style-name="P58"/>
      <text:p text:style-name="P58"/>
      <text:p text:style-name="P58">…</text:p>
      <text:p text:style-name="P40"/>
      <text:p text:style-name="P44">Вопрос №39.</text:p>
      <text:p text:style-name="P14">Что ЭТА ПРОБЛЕМА колдует?</text:p>
      <text:p text:style-name="P45">Что она сама по себе притягивает в жизнь каждому кто её имеет?</text:p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91">Прозрения носителю.</text:p>
      <text:p text:style-name="P58"/>
      <text:p text:style-name="P58"/>
      <text:p text:style-name="P58">…</text:p>
      <text:p text:style-name="P40"/>
      <text:p text:style-name="P1"/>
      <text:p text:style-name="P44">Вопрос №40.</text:p>
      <text:p text:style-name="P4">Как сделать так чтоб этот <text:span text:style-name="T11">вопрос</text:span>: </text:p>
      <text:p text:style-name="P4">- Решал всемирные проблемы?</text:p>
      <text:p text:style-name="P4">- Мотивировал инфраструктуры находить <text:span text:style-name="T11">рост и ускорение роста решения </text:span>всемирных проблем?</text:p>
      <text:p text:style-name="P4">- Мотивировал инфраструктуры мотивировать другие инфраструктуры искать <text:span text:style-name="T11">рост и ускорение решения всемирных пробле</text:span>?</text:p>
      <text:p text:style-name="P1">(<text:span text:style-name="T11">я это решаю уже прикладным, но всё таки - </text:span>так навскидку)</text:p>
      <text:p text:style-name="P1"/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92">Мы ничего толком не придумали.</text:p>
      <text:p text:style-name="P92">В фазе.</text:p>
      <text:p text:style-name="P92">Твоей с багетами.</text:p>
      <text:p text:style-name="P92">Мы просто скомбинировали информацию которая уже есть давно в твоей голове.</text:p>
      <text:p text:style-name="P92">И лежит без дела.</text:p>
      <text:p text:style-name="P68">Фаза это использование того что пылится на полках твоего мозга. </text:p>
      <text:p text:style-name="P92">Не более.</text:p>
      <text:p text:style-name="P92">т.е. учиться прийдётся до конца жизни. Но собрать всё воедино (или использовать для решения того что майндмапы ну никак блядь решить не могут) – тут уже да.</text:p>
      <text:p text:style-name="P92">Надо фазу.</text:p>
      <text:p text:style-name="P58"/>
      <text:p text:style-name="P58"/>
      <text:p text:style-name="P58">…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22:38:53.772795633</meta:creation-date>
    <meta:editing-duration>PT1H9M37S</meta:editing-duration>
    <meta:editing-cycles>23</meta:editing-cycles>
    <meta:generator>LibreOffice/6.0.7.3$Linux_X86_64 LibreOffice_project/00m0$Build-3</meta:generator>
    <dc:title>Групанье в Ворде</dc:title>
    <dc:date>2020-07-08T03:41:01.157029746</dc:date>
    <meta:document-statistic meta:table-count="0" meta:image-count="0" meta:object-count="0" meta:page-count="1" meta:paragraph-count="566" meta:word-count="5166" meta:character-count="31923" meta:non-whitespace-character-count="27267"/>
    <meta:template xlink:type="simple" xlink:actuate="onRequest" xlink:title="Групанье в Ворде" xlink:href="../../../../Templates/Групанье%20в%20Ворде.ott" meta:date="2020-07-07T22:38:42.545302529"/>
  </office:meta>
</office:document-meta>
</file>